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6fa9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4" style:family="paragraph" style:parent-style-name="Standard">
      <style:text-properties style:font-name="Verdana" fo:font-weight="bold" officeooo:rsid="005d4617" officeooo:paragraph-rsid="006fa93d" style:font-weight-asian="bold" style:font-weight-complex="bold"/>
    </style:style>
    <style:style style:name="P5" style:family="paragraph" style:parent-style-name="Standard">
      <style:text-properties style:font-name="Verdana" fo:font-weight="bold" officeooo:rsid="005d4617" officeooo:paragraph-rsid="00d5ae95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font-name="Verdana" officeooo:rsid="000560e0" officeooo:paragraph-rsid="006fa93d"/>
    </style:style>
    <style:style style:name="P8" style:family="paragraph" style:parent-style-name="Standard">
      <style:text-properties style:font-name="Verdana" officeooo:rsid="000560e0" officeooo:paragraph-rsid="00d5ae95"/>
    </style:style>
    <style:style style:name="P9" style:family="paragraph" style:parent-style-name="Standard">
      <style:text-properties style:use-window-font-color="true" loext:opacity="0%" style:font-name="Verdana" fo:font-weight="normal" officeooo:rsid="00d3d67c" officeooo:paragraph-rsid="00c14a58" fo:background-color="transparent" style:font-weight-asian="normal" style:font-weight-complex="normal"/>
    </style:style>
    <style:style style:name="P10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11" style:family="paragraph" style:parent-style-name="Standard">
      <style:text-properties style:font-name="Verdana" fo:font-weight="bold" officeooo:rsid="00d8b4af" officeooo:paragraph-rsid="00d8b4af" style:font-weight-asian="bold" style:font-weight-complex="bold"/>
    </style:style>
    <style:style style:name="P12" style:family="paragraph" style:parent-style-name="Standard">
      <style:text-properties style:font-name="Verdana" fo:font-weight="normal" officeooo:rsid="00d8b4af" officeooo:paragraph-rsid="00d8b4af" style:font-weight-asian="normal" style:font-weight-complex="normal"/>
    </style:style>
    <style:style style:name="P13" style:family="paragraph" style:parent-style-name="Standard">
      <style:text-properties style:font-name="Verdana" officeooo:rsid="000560e0" officeooo:paragraph-rsid="000560e0"/>
    </style:style>
    <style:style style:name="P14" style:family="paragraph" style:parent-style-name="Standard">
      <style:text-properties style:use-window-font-color="true" loext:opacity="0%" style:font-name="Verdana" fo:font-weight="normal" officeooo:rsid="000560e0" officeooo:paragraph-rsid="00d5ae95" fo:background-color="transparent" style:font-weight-asian="normal" style:font-weight-complex="normal"/>
    </style:style>
    <style:style style:name="T1" style:family="text">
      <style:text-properties officeooo:rsid="006fa9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4617" style:font-weight-asian="bold" style:font-weight-complex="bold"/>
    </style:style>
    <style:style style:name="T4" style:family="text">
      <style:text-properties fo:font-weight="bold" officeooo:rsid="005ebf37" style:font-weight-asian="bold" style:font-weight-complex="bold"/>
    </style:style>
    <style:style style:name="T5" style:family="text">
      <style:text-properties fo:font-weight="bold" officeooo:rsid="00c036b5" style:font-weight-asian="bold" style:font-weight-complex="bold"/>
    </style:style>
    <style:style style:name="T6" style:family="text">
      <style:text-properties fo:font-weight="bold" officeooo:rsid="00d5ae95" style:font-weight-asian="bold" style:font-weight-complex="bold"/>
    </style:style>
    <style:style style:name="T7" style:family="text">
      <style:text-properties fo:font-weight="bold" officeooo:rsid="00d8b4af" style:font-weight-asian="bold" style:font-weight-complex="bold"/>
    </style:style>
    <style:style style:name="T8" style:family="text">
      <style:text-properties fo:font-weight="bold" officeooo:rsid="00d9abf0" style:font-weight-asian="bold" style:font-weight-complex="bold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officeooo:rsid="00d9abf0"/>
    </style:style>
    <style:style style:name="T11" style:family="text">
      <style:text-properties officeooo:rsid="00d5ae95"/>
    </style:style>
    <style:style style:name="T12" style:family="text">
      <style:text-properties officeooo:rsid="00d8b4af"/>
    </style:style>
    <style:style style:name="T13" style:family="text">
      <style:text-properties officeooo:rsid="00d9a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ción Imperativa</text:p>
      <text:p text:style-name="P1"/>
      <text:p text:style-name="P1"/>
      <text:p text:style-name="P10">Módulo <text:span text:style-name="T11">5</text:span><text:span text:style-name="T1">. </text:span><text:span text:style-name="T11">Cierre</text:span></text:p>
      <text:p text:style-name="P10"/>
      <text:p text:style-name="P11">Sesión 25: <text:span text:style-name="T11">JS y Node++ </text:span>(parte 1)</text:p>
      <text:p text:style-name="P11"/>
      <text:p text:style-name="P11">Octubre 4 de 2021</text:p>
      <text:p text:style-name="P11"/>
      <text:p text:style-name="P12">Para generar una pausa en la ejecución del programa:</text:p>
      <text:p text:style-name="P12"/>
      <text:p text:style-name="P12">esperar: function(ms) { <text:span text:style-name="T9">// </text:span><text:span text:style-name="T10">método definido para el objeto mascota</text:span></text:p>
      <text:p text:style-name="P12"><text:s text:c="8"/>let d = new Date();</text:p>
      <text:p text:style-name="P12"><text:s text:c="8"/>let d2 = null;</text:p>
      <text:p text:style-name="P12"><text:s text:c="8"/>do { d2 = new Date(); }</text:p>
      <text:p text:style-name="P12"><text:s text:c="8"/>while (d2 - d &lt; ms);</text:p>
      <text:p text:style-name="P12">},</text:p>
      <text:p text:style-name="P11"/>
      <text:p text:style-name="P12">Para llamar el método:</text:p>
      <text:p text:style-name="P12"/>
      <text:p text:style-name="P12">while (mascota.sigueConVida()) {</text:p>
      <text:p text:style-name="P12"><text:s text:c="4"/>mascota.signosVitales();</text:p>
      <text:p text:style-name="P12"><text:s text:c="4"/>mascota.vivir();</text:p>
      <text:p text:style-name="P12"><text:s text:c="4"/>mascota.comer();</text:p>
      <text:p text:style-name="P12"><text:s text:c="4"/><text:span text:style-name="T2">mascota.esperar(</text:span><text:span text:style-name="T8">100</text:span><text:span text:style-name="T2">0); </text:span><text:span text:style-name="T9">// </text:span><text:span text:style-name="T10">Se genera una pausa de 1000 ms</text:span></text:p>
      <text:p text:style-name="P12"><text:s text:c="4"/>mascota.pasear(4);</text:p>
      <text:p text:style-name="P12"><text:s text:c="4"/>mascota.checkeo();</text:p>
      <text:p text:style-name="P12">};</text:p>
      <text:p text:style-name="P6"/>
      <text:p text:style-name="P6"/>
      <text:p text:style-name="P6"/>
      <text:p text:style-name="P6"/>
      <text:p text:style-name="P7"><text:span text:style-name="T3">Sesión</text:span><text:span text:style-name="T2"> </text:span><text:span text:style-name="T6">26</text:span><text:span text:style-name="T2">: </text:span><text:span text:style-name="T6">JS y Node++ </text:span><text:span text:style-name="T7">(parte 2)</text:span></text:p>
      <text:p text:style-name="P4"/>
      <text:p text:style-name="P7"><text:span text:style-name="T6">Octubre</text:span><text:span text:style-name="T5"> </text:span><text:span text:style-name="T6">6</text:span><text:span text:style-name="T4"> </text:span><text:span text:style-name="T2">de 2021</text:span></text:p>
      <text:p text:style-name="P2"/>
      <text:p text:style-name="P2"/>
      <text:p text:style-name="P9"/>
      <text:p text:style-name="P9"/>
      <text:p text:style-name="P8"/>
      <text:p text:style-name="P8"><text:span text:style-name="T3">Sesión</text:span><text:span text:style-name="T2"> </text:span><text:span text:style-name="T6">27</text:span><text:span text:style-name="T2">: </text:span><text:span text:style-name="T6">JS y Node++</text:span></text:p>
      <text:p text:style-name="P5"/>
      <text:p text:style-name="P14"><text:span text:style-name="T6">Octubre</text:span><text:span text:style-name="T5"> </text:span><text:span text:style-name="T6">7</text:span><text:span text:style-name="T4"> </text:span><text:span text:style-name="T2">de 2021</text:span></text:p>
      <text:p text:style-name="P14"><text:span text:style-name="T2"/></text:p>
      <text:p text:style-name="P14">-<text:span text:style-name="T12">Nada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1T11:02:10.688000000</dc:date>
    <meta:editing-duration>P1DT17H53S</meta:editing-duration>
    <meta:editing-cycles>125</meta:editing-cycles>
    <meta:document-statistic meta:table-count="0" meta:image-count="0" meta:object-count="0" meta:page-count="1" meta:paragraph-count="25" meta:word-count="101" meta:character-count="637" meta:non-whitespace-character-count="505"/>
  </office:meta>
</office:document-meta>
</file>